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38b5" officeooo:paragraph-rsid="000738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rs HTML :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4T09:06:09.353000000</meta:creation-date>
    <meta:generator>LibreOffice/7.5.4.2$Windows_X86_64 LibreOffice_project/36ccfdc35048b057fd9854c757a8b67ec53977b6</meta:generator>
    <dc:date>2024-11-04T09:11:24.726000000</dc:date>
    <meta:editing-duration>PT5M18S</meta:editing-duration>
    <meta:editing-cycles>1</meta:editing-cycles>
    <meta:document-statistic meta:table-count="0" meta:image-count="0" meta:object-count="0" meta:page-count="1" meta:paragraph-count="1" meta:word-count="3" meta:character-count="12" meta:non-whitespace-character-count="10"/>
  </office:meta>
</office:document-meta>
</file>